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1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나눔고딕1"/>
    </style:style>
    <style:style style:name="P10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2/16)</text:p>
      <text:p text:style-name="P2"/>
      <text:p text:style-name="P7">1. 회의 참가자</text:p>
      <text:p text:style-name="P8"/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6">0792004 권 순 일<text:tab/></text:p>
          </table:table-cell>
          <table:table-cell table:style-name="표1.A1" office:value-type="string">
            <text:p text:style-name="P5">Github ID : 0792004</text:p>
          </table:table-cell>
        </table:table-row>
        <table:table-row>
          <table:table-cell table:style-name="표1.A1" office:value-type="string">
            <text:p text:style-name="P6">0792008 김 면 중</text:p>
          </table:table-cell>
          <table:table-cell table:style-name="표1.A1" office:value-type="string">
            <text:p text:style-name="P5">Github ID : 0792008</text:p>
          </table:table-cell>
        </table:table-row>
        <table:table-row>
          <table:table-cell table:style-name="표1.A3" office:value-type="string">
            <text:p text:style-name="P6">0592048 김 민 기</text:p>
          </table:table-cell>
          <table:table-cell table:style-name="표1.A3" office:value-type="string">
            <text:p text:style-name="P5">Gihub ID : 0592048</text:p>
          </table:table-cell>
        </table:table-row>
      </table:table>
      <text:p text:style-name="Standard"/>
      <text:p text:style-name="P9"><text:s/></text:p>
      <text:p text:style-name="P3"/>
      <text:p text:style-name="P3">2. 회의 일시</text:p>
      <text:p text:style-name="P3"/>
      <text:p text:style-name="P4">2012년 12월 16일 PM 3:00 ~ 2012년 12월 6일 PM 4:00</text:p>
      <text:p text:style-name="P3"/>
      <text:p text:style-name="P3"/>
      <text:p text:style-name="P3">3. 회의 안건</text:p>
      <text:p text:style-name="P3"/>
      <text:p text:style-name="P4"><text:s/>- <text:s/>팀 MD(PA Library) 프로젝트 이용 불가 (컴파일 불가)</text:p>
      <text:p text:style-name="P4"><text:s/>- <text:s/>팀 MD 조원의 설명을 들으며 소스 리딩 및 분석을 하기로 하였으나 개인적인 사정으로 불가</text:p>
      <text:p text:style-name="P4"><text:s/>- <text:s/>이를 해결하기 위한 대책 강구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4. 회의 내용</text:p>
      <text:p text:style-name="P3"><text:s/>(1) 대책 강구</text:p>
      <text:p text:style-name="P3"><text:s text:c="4"/>- <text:s/>이미지 출력은 수업 시간에 배운 내용을 통해 이미지를 출력 예정 (이 과정에서 이미지 출력이나 몇 가지 기능에 대한 요구 사항 변경이 불가피)</text:p>
      <text:p text:style-name="P3"><text:s text:c="4"/>- <text:s/>팀 MD의 프로젝트를 이용하는 것을 포기하고, 수업 시간에 배운 내용을 토대로 처음부터 다시 개발에 착수</text:p>
      <text:p text:style-name="P3"><text:s text:c="4"/>- <text:s/>PA Library에 대한 심화 조사를 맡은 김민기 조원이 PA Library에 대한 조사를 더 실시하여 내일(12/17)이라도 사용 가능할 시 다시 PA Library를 이용한 개발로 변경(PA Library를 사용하는 것이 이미지를 처리하기 더 쉽고, 개발 기간이 단축 될 수 있으므로)</text:p>
      <text:p text:style-name="P4"/>
      <text:p text:style-name="P4"><text:s text:c="5"/></text:p>
      <text:p text:style-name="P3"><text:tab/> <text:s/></text:p>
      <text:p text:style-name="P3"><text:s text:c="11"/></text:p>
      <text:p text:style-name="P3"><text:s text:c="1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2-17T16:00:23</dc:date>
    <meta:editing-duration>PT1H14M39S</meta:editing-duration>
    <meta:editing-cycles>5</meta:editing-cycles>
    <meta:generator>LibreOffice/3.5$Linux_x86 LibreOffice_project/350m1$Build-2</meta:generator>
    <meta:document-statistic meta:table-count="1" meta:image-count="0" meta:object-count="0" meta:page-count="2" meta:paragraph-count="24" meta:word-count="161" meta:character-count="676" meta:non-whitespace-character-count="478"/>
  </office:meta>
</office:document-meta>
</file>